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b97b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4b97b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italic" style:font-style-asian="italic" style:font-style-complex="italic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paragraph-properties fo:text-align="center" style:justify-single-word="false"/>
      <style:text-properties officeooo:paragraph-rsid="0017cf6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f49d9" officeooo:paragraph-rsid="0017cf6c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17cf6c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49d9" style:font-weight-asian="bold"/>
    </style:style>
    <style:style style:name="T3" style:family="text">
      <style:text-properties fo:font-weight="bold" officeooo:rsid="001c2edf" style:font-weight-asian="bold"/>
    </style:style>
    <style:style style:name="T4" style:family="text">
      <style:text-properties fo:font-weight="bold" officeooo:rsid="0017cf6c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2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P10">ERBASE – Escola Regional de Computação Bahia-Alagoas-Sergipe</text:p>
      <text:p text:style-name="P9"><text:span text:style-name="Fonte_20_parág._20_padrão"><text:span text:style-name="T2">Aracaju</text:span></text:span><text:span text:style-name="Fonte_20_parág._20_padrão"><text:span text:style-name="T1">, </text:span></text:span><text:span text:style-name="Fonte_20_parág._20_padrão"><text:span text:style-name="T2">22</text:span></text:span><text:span text:style-name="Fonte_20_parág._20_padrão"><text:span text:style-name="T1"> de </text:span></text:span><text:span text:style-name="Fonte_20_parág._20_padrão"><text:span text:style-name="T2">Agosto</text:span></text:span><text:span text:style-name="Fonte_20_parág._20_padrão"><text:span text:style-name="T1"> de 2018</text:span></text:span></text:p>
      <text:p text:style-name="P11"><text:span text:style-name="T10">Laboratório de Entretenimento Digital Aplicado (LEnDA) - UEFS</text:span></text:p>
      <text:p text:style-name="P11">prof. <text:span text:style-name="T10">D.Sc. </text:span>Victor Sarinho</text:p>
      <text:p text:style-name="P11"/>
      <text:p text:style-name="P9"><text:span text:style-name="Fonte_20_parág._20_padrão"><text:span text:style-name="T3">Minicurso</text:span></text:span><text:span text:style-name="Fonte_20_parág._20_padrão"><text:span text:style-name="T1"> – Introdução ao Godot 3 (</text:span></text:span><text:span text:style-name="Fonte_20_parág._20_padrão"><text:span text:style-name="T4">2</text:span></text:span><text:span text:style-name="Fonte_20_parág._20_padrão"><text:span text:style-name="T1">ª parte)</text:span></text:span></text:p>
      <text:p text:style-name="P4"/>
      <text:p text:style-name="P4"/>
      <text:p text:style-name="P3">Atividade 1 – Instanciando Objetos Dinamicamente;</text:p>
      <text:p text:style-name="P3"/>
      <text:p text:style-name="Standard">1- Crie um novo projeto;</text:p>
      <text:p text:style-name="Standard">2- Adicione um Panel na Scene inicial;</text:p>
      <text:p text:style-name="Standard">3- Adicione um script com o seguinte código no Panel:</text:p>
      <text:p text:style-name="Standard"><text:span text:style-name="Fonte_20_parág._20_padrão"><text:span text:style-name="T6"><text:line-break/></text:span></text:span><text:span text:style-name="Fonte_20_parág._20_padrão"><text:span text:style-name="T7">extends Panel</text:span></text:span></text:p>
      <text:p text:style-name="P7"/>
      <text:p text:style-name="P7">var current_index = 0</text:p>
      <text:p text:style-name="P7">var last_index = 0</text:p>
      <text:p text:style-name="P7">var labels = []</text:p>
      <text:p text:style-name="P7"/>
      <text:p text:style-name="P7">func _ready():</text:p>
      <text:p text:style-name="P7"><text:tab/>self.set_process(true)</text:p>
      <text:p text:style-name="P7"><text:tab/></text:p>
      <text:p text:style-name="P7">func _process(delta):</text:p>
      <text:p text:style-name="P7"><text:tab/>if(Input.is_mouse_button_pressed(BUTTON_LEFT)):</text:p>
      <text:p text:style-name="P7"><text:tab/><text:tab/>var l = Label.new()</text:p>
      <text:p text:style-name="P7"><text:tab/><text:tab/>l.set_text("Label " + str(current_index))</text:p>
      <text:p text:style-name="P7"><text:tab/><text:tab/>add_child(l) # add it as a child of this node<text:tab/></text:p>
      <text:p text:style-name="P7"><text:tab/><text:tab/>labels.append(l)</text:p>
      <text:p text:style-name="P7"><text:tab/><text:tab/>current_index += 1</text:p>
      <text:p text:style-name="P7"><text:tab/><text:tab/>l.set_position(get_viewport().get_mouse_position())</text:p>
      <text:p text:style-name="P7"><text:tab/><text:tab/></text:p>
      <text:p text:style-name="P7"><text:tab/>if(Input.is_mouse_button_pressed(BUTTON_RIGHT)):</text:p>
      <text:p text:style-name="P7"><text:tab/><text:tab/>if(last_index &lt; current_index):</text:p>
      <text:p text:style-name="P7"><text:tab/><text:tab/><text:tab/>labels[last_index].queue_free()</text:p>
      <text:p text:style-name="P7"><text:tab/><text:tab/><text:tab/>last_index += 1</text:p>
      <text:p text:style-name="Standard"><text:span text:style-name="Fonte_20_parág._20_padrão"><text:span text:style-name="T7"><text:tab/><text:tab/></text:span></text:span></text:p>
      <text:p text:style-name="Standard">4- Execute o projeto (salve a Scene antes) e veja o resultado.</text:p>
      <text:p text:style-name="P3"/>
      <text:p text:style-name="Standard"/>
      <text:p text:style-name="P3">Atividade 2 – Arrastar e Soltar Imagens;</text:p>
      <text:p text:style-name="Standard"/>
      <text:p text:style-name="Standard">1- Crie um novo projeto;</text:p>
      <text:p text:style-name="Standard">2- Adicione um Panel e um TextureRect na Scene inicial;</text:p>
      <text:p text:style-name="Standard">3- Configure o TextureRect com a imagem desejada (propriedade <text:span text:style-name="Fonte_20_parág._20_padrão"><text:span text:style-name="T8">Texture</text:span></text:span>) e adicione o script abaixo:</text:p>
      <text:p text:style-name="Standard"><text:line-break/><text:span text:style-name="Fonte_20_parág._20_padrão"><text:span text:style-name="T7">extends TextureRect</text:span></text:span></text:p>
      <text:p text:style-name="P7"/>
      <text:p text:style-name="P7">var mouse_enter = false</text:p>
      <text:p text:style-name="P7"><text:soft-page-break/>var object_dragged = false</text:p>
      <text:p text:style-name="P7">var pos# = get_viewport().get_mouse_position()</text:p>
      <text:p text:style-name="P7"/>
      <text:p text:style-name="P7">func _ready():</text:p>
      <text:p text:style-name="P7"><text:tab/>self.connect("mouse_entered", self, "_on_mouse_enter")</text:p>
      <text:p text:style-name="P7"><text:tab/>self.connect("mouse_exited", self, "_on_mouse_exit")</text:p>
      <text:p text:style-name="P7"><text:tab/>set_process(true)</text:p>
      <text:p text:style-name="P7"/>
      <text:p text:style-name="P7">func _process(delta):</text:p>
      <text:p text:style-name="P7"><text:tab/>pos = get_viewport().get_mouse_position()</text:p>
      <text:p text:style-name="P7"><text:tab/>if mouse_enter == true:</text:p>
      <text:p text:style-name="P7"><text:tab/><text:tab/>if Input.is_mouse_button_pressed(BUTTON_LEFT):</text:p>
      <text:p text:style-name="P7"><text:tab/><text:tab/><text:tab/>set_position(pos)</text:p>
      <text:p text:style-name="P7"><text:tab/><text:tab/><text:tab/>object_dragged = true</text:p>
      <text:p text:style-name="P7"><text:tab/><text:tab/><text:tab/>print("arrastando: ",pos)</text:p>
      <text:p text:style-name="P7"><text:tab/><text:tab/>else:</text:p>
      <text:p text:style-name="P7"><text:tab/><text:tab/><text:tab/>object_dragged = false</text:p>
      <text:p text:style-name="P7"/>
      <text:p text:style-name="P7">func _on_mouse_enter():</text:p>
      <text:p text:style-name="P7"><text:tab/>mouse_enter = true</text:p>
      <text:p text:style-name="P7"><text:tab/>print("entrou")</text:p>
      <text:p text:style-name="P7"/>
      <text:p text:style-name="P7">func _on_mouse_exit():</text:p>
      <text:p text:style-name="P7"><text:tab/>print("exit")</text:p>
      <text:p text:style-name="P7"><text:tab/>if object_dragged == false:</text:p>
      <text:p text:style-name="Standard"><text:span text:style-name="Fonte_20_parág._20_padrão"><text:span text:style-name="T7"><text:tab/><text:tab/>mouse_enter = false</text:span></text:span><text:span text:style-name="Fonte_20_parág._20_padrão"><text:span text:style-name="T5"><text:line-break/></text:span></text:span></text:p>
      <text:p text:style-name="Standard">4- Execute o projeto (salve a Scene antes) e veja o resultado.</text:p>
      <text:p text:style-name="Standard"/>
      <text:p text:style-name="Standard"/>
      <text:p text:style-name="P3">Atividade 3 – Usando Dialogs;</text:p>
      <text:p text:style-name="Standard"/>
      <text:p text:style-name="Standard">1- Crie um novo projeto;</text:p>
      <text:p text:style-name="Standard">2- Adicione um Panel e um Label na Scene inicial;</text:p>
      <text:p text:style-name="Standard">3- Adicione um script com o seguinte código no Panel:</text:p>
      <text:p text:style-name="Standard"><text:span text:style-name="Fonte_20_parág._20_padrão"><text:span text:style-name="T7"><text:line-break/>extends Panel<text:line-break/><text:line-break/>var screen_size<text:line-break/>var cd<text:line-break/>var current_index = 0<text:line-break/><text:line-break/>func _ready():<text:line-break/><text:tab/>self.set_process(true)<text:line-break/><text:tab/>screen_size = get_viewport_rect().size<text:line-break/><text:tab/>cd = get_node("ConfirmationDialog")<text:line-break/><text:tab/><text:line-break/>func _process(delta):<text:line-break/><text:tab/>if(Input.is_key_pressed(KEY_SPACE)):<text:line-break/><text:tab/><text:tab/>var new_cd = cd.duplicate()<text:line-break/><text:tab/><text:tab/>new_cd.set_title("Confirm. " + str(current_index))<text:line-break/><text:tab/><text:tab/>add_child(new_cd) <text:line-break/></text:span></text:span><text:soft-page-break/><text:span text:style-name="Fonte_20_parág._20_padrão"><text:span text:style-name="T7"><text:tab/><text:tab/>current_index += 1<text:line-break/><text:tab/><text:tab/>new_cd.popup_centered(Vector2(randf()*screen_size.x, randf()*screen_size.y))<text:line-break/><text:tab/><text:tab/><text:tab/><text:tab/></text:span></text:span></text:p>
      <text:p text:style-name="Standard">4- Adicione um ConfirmationDialog na Scene inicial;</text:p>
      <text:p text:style-name="Standard">5- Adicione um script com o seguinte código no ConfirmationDialog:</text:p>
      <text:p text:style-name="Standard"><text:span text:style-name="Fonte_20_parág._20_padrão"><text:span text:style-name="T7"><text:line-break/>extends ConfirmationDialog<text:line-break/><text:line-break/>func _ready():<text:line-break/><text:tab/>self.connect("confirmed",self,"_on_confirmed_pressed")<text:line-break/><text:line-break/>func _on_confirmed_pressed():<text:line-break/><text:tab/>get_node("/root/Panel/Label").set_text("Confirmed "+self.get_title())<text:line-break/><text:line-break/>6</text:span></text:span><text:span text:style-name="Fonte_20_parág._20_padrão"><text:span text:style-name="T5">- Execute o projeto (salve a Scene antes) e veja o resultado.</text:span></text:span></text:p>
      <text:p text:style-name="P6"/>
      <text:p text:style-name="P6"/>
      <text:p text:style-name="P3">Atividade 4 – Dados Globais &amp; Múltiplas Scenes;</text:p>
      <text:p text:style-name="P3"/>
      <text:p text:style-name="Standard">1- Crie um novo projeto;</text:p>
      <text:p text:style-name="Standard">2- Abra a tela de scripts e adicione um script ao projeto denominado global.gd;</text:p>
      <text:p text:style-name="Standard">3- Adicione o seguinte código ao script global.gd:</text:p>
      <text:p text:style-name="Standard"/>
      <text:p text:style-name="P7">extends Node<text:line-break/><text:line-break/>var current_scene = null<text:line-break/><text:line-break/>func _ready():<text:line-break/><text:tab/>get_tree().set_auto_accept_quit(false)<text:line-break/><text:tab/>var root = get_tree().get_root()<text:line-break/><text:tab/>current_scene = root.get_child( root.get_child_count() -1 )<text:line-break/><text:line-break/>func goto_scene(path):<text:line-break/> <text:s text:c="3"/># This function will usually be called from a signal callback,<text:line-break/> <text:s text:c="3"/># or some other function from the running scene.<text:line-break/> <text:s text:c="3"/># Deleting the current scene at this point might be<text:line-break/> <text:s text:c="3"/># a bad idea, because it may be inside of a callback or function of it.<text:line-break/> <text:s text:c="3"/># The worst case will be a crash or unexpected behavior.<text:line-break/><text:line-break/> <text:s text:c="3"/># The way around this is deferring the load to a later time, when<text:line-break/> <text:s text:c="3"/># it is ensured that no code from the current scene is running:<text:line-break/><text:line-break/> <text:s text:c="3"/>call_deferred("_deferred_goto_scene",path)<text:line-break/><text:line-break/>func _deferred_goto_scene(path):<text:line-break/> <text:s text:c="3"/># Immediately free the current scene,<text:line-break/> <text:s text:c="3"/># there is no risk here.<text:line-break/> <text:s text:c="3"/>current_scene.free()<text:line-break/><text:line-break/> <text:s text:c="3"/># Load new scene<text:line-break/> <text:s text:c="3"/>var s = ResourceLoader.load(path)<text:line-break/><text:line-break/><text:soft-page-break/> <text:s text:c="3"/># Instance the new scene<text:line-break/> <text:s text:c="3"/>current_scene = s.instance()<text:line-break/><text:line-break/> <text:s text:c="3"/># Add it to the active scene, as child of root<text:line-break/> <text:s text:c="3"/>get_tree().get_root().add_child(current_scene)<text:line-break/><text:line-break/> <text:s text:c="3"/># optional, to make it compatible with the SceneTree.change_scene() API<text:line-break/> <text:s text:c="3"/>get_tree().set_current_scene(current_scene)</text:p>
      <text:p text:style-name="P6"/>
      <text:p text:style-name="Standard">4- Adicione um Control na Scene inicial e altere seu nome para Tela1 (tela inicial deve ser salva com o nome de tela1.tscn);</text:p>
      <text:p text:style-name="Standard">5- Adicione um Label com o texto “Tela 1” e um Button com o texto “Mudar Tela” na Tela 1;</text:p>
      <text:p text:style-name="Standard">6- Adicione um Script em Tela1, salve como tela1.gd e aplique o seguinte código abaixo no mesmo:</text:p>
      <text:p text:style-name="Standard"/>
      <text:p text:style-name="Standard"><text:span text:style-name="Fonte_20_parág._20_padrão"><text:span text:style-name="T7">extends Control<text:line-break/><text:line-break/>func _ready():<text:line-break/><text:tab/>get_node("Button").connect("pressed",self,"_on_Button_pressed")<text:line-break/><text:line-break/>func _on_Button_pressed():<text:line-break/><text:tab/>get_node("/root/global").goto_scene("res://tela2.tscn")<text:line-break/></text:span></text:span><text:span text:style-name="Fonte_20_parág._20_padrão"><text:span text:style-name="T5"><text:line-break/>7- Adicione uma nova Scene ao projeto;</text:span></text:span></text:p>
      <text:p text:style-name="Standard">8- Adicione um Control na Scene inicial e altere seu nome para Tela2 (esta tela deve ser salva com o nome de tela2.tscn);</text:p>
      <text:p text:style-name="Standard">9- Adicione um Label com o texto “Tela 2” e um Button com o texto “Mudar Tela” na Tela 2;</text:p>
      <text:p text:style-name="Standard">10- Adicione um Script em Tela2, salve como tela2.gd e aplique o seguinte código abaixo no mesmo:</text:p>
      <text:p text:style-name="Standard"/>
      <text:p text:style-name="P7">extends Control<text:line-break/><text:line-break/>func _ready():<text:line-break/><text:tab/>get_node("Button").connect("pressed",self,"_on_Button_pressed")<text:line-break/><text:line-break/>func _on_Button_pressed():<text:line-break/><text:tab/>get_node("/root/global").goto_scene("res://tela1.tscn")<text:line-break/></text:p>
      <text:p text:style-name="P6">11- Selecione /Scene/Project Settings no menu inicial;</text:p>
      <text:p text:style-name="Standard">12- Selecione a aba AutoLoad e adicione o script global.gd como um recurso global ao projeto;</text:p>
      <text:p text:style-name="Standard">13- Execute o projeto e veja o resultado;</text:p>
      <text:p text:style-name="Standard"/>
      <text:p text:style-name="Standard">14- Adicione uma opção de encerrar o jogo na Tela1;</text:p>
      <text:p text:style-name="Standard">15- Execute o projeto e veja o resultado.</text:p>
      <text:p text:style-name="Standard"/>
      <text:p text:style-name="Standard"/>
      <text:p text:style-name="P3">Atividade 5 – Meu Primeiro Jogo</text:p>
      <text:p text:style-name="Standard"/>
      <text:p text:style-name="Standard">Construa um jogo em que Sprites são criados dinamicamente na tela em posições aleatórias. Cada vez que o usuário clicar com o botão esquerdo do mouse em cima de um destes Sprites o jogador ganha um ponto, o Sprite é destruído e um novo Sprite é criado em uma nova posição. Cada partida terá duração de 1 minuto. Um HUD deve ser criado, apresentando os pontos do jogador e o tempo que falta para terminar a partida. Ao final uma mensagem deve ser apresentada informando a <text:soft-page-break/>pontuação final e perguntando se o jogador quer joga novamente. Se sim uma nova partida deve ser iniciada, caso contrário o jogo deve ser encerrado.</text:p>
      <text:p text:style-name="Standard"/>
      <text:p text:style-name="Standard"/>
      <text:p text:style-name="P3">Atividade 6 – Um Menu Inicial para Meu Primeiro Jogo</text:p>
      <text:p text:style-name="Standard"/>
      <text:p text:style-name="Standard">Acrescente uma Scene inicial ao jogo contendo o menu inicial do jogo. Ele deve conter a opção de iniciar a partida, a opção Sobre e a opção de encerrar o jogo. Ao final de uma partida o jogador deve retornar ao Menu Inicial construído.</text:p>
      <text:p text:style-name="Standard"/>
      <text:p text:style-name="Standard"/>
      <text:p text:style-name="P3">Atividade 7 – Uma variante para o Meu Primeiro Jogo</text:p>
      <text:p text:style-name="Standard"/>
      <text:p text:style-name="Standard">Acrescente um jogo de arrastar-e-soltar no Meu Primeiro Jogo. Coloque um sprite no meio da tela cada vez que o jogador arrastar um Sprite ao centro da tela ele ganha pontos. Mesma dinâmica de tempo e de encerramento do jogo inicial.</text:p>
      <text:p text:style-name="Standard"/>
      <text:p text:style-name="Standard"><text:span text:style-name="Fonte_20_parág._20_padrão"><text:span text:style-name="T9">Sugestão</text:span></text:span>: use “<text:span text:style-name="Fonte_20_parág._20_padrão"><text:span text:style-name="T9">Rect2(centro_pos, centro_size).encloses(Rect2(sprite_pos, sprite_size))</text:span></text:span>” para verificar se houve colisão entre o Sprite arrastado e a área central da tela.</text:p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6-09-12T14:40:00Z</meta:creation-date>
    <dc:date>2018-08-20T11:09:47.501000000</dc:date>
    <meta:editing-cycles>54</meta:editing-cycles>
    <meta:editing-duration>PT4H32M47S</meta:editing-duration>
    <meta:document-statistic meta:table-count="0" meta:image-count="0" meta:object-count="0" meta:page-count="5" meta:paragraph-count="93" meta:word-count="957" meta:character-count="6947" meta:non-whitespace-character-count="5882"/>
    <meta:template xlink:type="simple" xlink:actuate="onRequest" xlink:title="" xlink:href="Normal.dotm"/>
  </office:meta>
</office:document-meta>
</file>